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officeooo:rsid="00038797" officeooo:paragraph-rsid="00038797"/>
    </style:style>
    <style:style style:name="P2" style:family="paragraph" style:parent-style-name="Standard" style:list-style-name="L1">
      <style:paragraph-properties fo:text-align="justify" style:justify-single-word="false"/>
      <style:text-properties officeooo:rsid="000488f1" officeooo:paragraph-rsid="000488f1"/>
    </style:style>
    <style:style style:name="P3" style:family="paragraph" style:parent-style-name="Standard">
      <style:paragraph-properties fo:text-align="justify" style:justify-single-word="false"/>
      <style:text-properties officeooo:rsid="000488f1" officeooo:paragraph-rsid="000488f1"/>
    </style:style>
    <style:style style:name="P4" style:family="paragraph" style:parent-style-name="Standard" style:list-style-name="L1">
      <style:paragraph-properties fo:text-align="justify" style:justify-single-word="false"/>
      <style:text-properties officeooo:rsid="00038797" officeooo:paragraph-rsid="00038797" fo:background-color="#fff200"/>
    </style:style>
    <style:style style:name="P5" style:family="paragraph" style:parent-style-name="Standard" style:list-style-name="L1">
      <style:paragraph-properties fo:text-align="justify" style:justify-single-word="false"/>
      <style:text-properties officeooo:rsid="00062864" officeooo:paragraph-rsid="00062864" fo:background-color="#fff200"/>
    </style:style>
    <style:style style:name="P6" style:family="paragraph" style:parent-style-name="Standard" style:list-style-name="L1">
      <style:paragraph-properties fo:text-align="justify" style:justify-single-word="false"/>
      <style:text-properties officeooo:rsid="0008969c" officeooo:paragraph-rsid="0008969c" fo:background-color="#fff200"/>
    </style:style>
    <style:style style:name="P7" style:family="paragraph" style:parent-style-name="Standard" style:list-style-name="L1">
      <style:paragraph-properties fo:text-align="justify" style:justify-single-word="false"/>
      <style:text-properties officeooo:rsid="00077750" officeooo:paragraph-rsid="00077750"/>
    </style:style>
    <style:style style:name="P8" style:family="paragraph" style:parent-style-name="Standard" style:list-style-name="L1">
      <style:paragraph-properties fo:text-align="justify" style:justify-single-word="false"/>
      <style:text-properties officeooo:rsid="0008969c" officeooo:paragraph-rsid="0008969c"/>
    </style:style>
    <style:style style:name="P9" style:family="paragraph" style:parent-style-name="Standard">
      <style:paragraph-properties fo:text-align="justify" style:justify-single-word="false"/>
      <style:text-properties officeooo:rsid="0008969c" officeooo:paragraph-rsid="0008969c"/>
    </style:style>
    <style:style style:name="P10" style:family="paragraph" style:parent-style-name="Standard" style:list-style-name="L2">
      <style:paragraph-properties fo:text-align="justify" style:justify-single-word="false"/>
      <style:text-properties officeooo:rsid="000943f5" officeooo:paragraph-rsid="000943f5"/>
    </style:style>
    <style:style style:name="P11" style:family="paragraph" style:parent-style-name="Standard" style:list-style-name="L2">
      <style:paragraph-properties fo:text-align="justify" style:justify-single-word="false"/>
      <style:text-properties officeooo:rsid="000ab38c" officeooo:paragraph-rsid="000ab38c"/>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ROCEDIMIENTO DEL STEPS_DREAM:</text:p>
      <text:list xml:id="list345410504" text:style-name="L1">
        <text:list-item>
          <text:p text:style-name="P1">Creo <text:span text:style-name="T1">metadata_HuGene21ST</text:span> y <text:span text:style-name="T1">metadata_HTA20</text:span>. Es lo mismo que el metadata pero con la informacion repartida y no están todos los samplesID del metadata en esos dos. En el metadata_HuGene21ST estaran los de ese tipo de extraccion y en HTA20 lo mismo.</text:p>
        </text:list-item>
        <text:list-item>
          <text:p text:style-name="P1">Genero el dataframe <text:span text:style-name="T1">all_genes</text:span><text:span text:style-name="T2">. All_genes será una mezcla de ambas tablas(HTA20, HuGene21ST). Contendrá los genes que aparecen en ambas tablas con los diferentes SamplesID (todos los samples, tanto de una tabla como de otra, pero solo de los genes comunes).</text:span></text:p>
        </text:list-item>
        <text:list-item>
          <text:p text:style-name="P1"><text:span text:style-name="T2">Ordeno los dataframes por nombre: all_genes, eset_HTA20 y eset_HuGene21ST.</text:span></text:p>
        </text:list-item>
        <text:list-item>
          <text:p text:style-name="P4"><text:span text:style-name="T2">EN ESTE MOMENTO HAGO LA FUNCION PCA. (AUN NO HE MODIFICADO NADA, SOLO HE ORDENADO LAS TABLAS).</text:span></text:p>
        </text:list-item>
        <text:list-item>
          <text:p text:style-name="P2"><text:span text:style-name="T2">Ahora adapto la tabla all_genes. <text:s/>Normalizo y hago el quantil (esto realmente no se que es pero Mattia lo debe de saber con mas detalle, es estadística). Se ha cambiado el nombre de filas y columnas por lo que quiero volver a obtener el que tenia para saber de que gen se trata y de que sampleID se trata también.</text:span></text:p>
        </text:list-item>
        <text:list-item>
          <text:p text:style-name="P5"><text:span text:style-name="T2">VUELVO A HACER LA FUNCION PCA (HE NORMALIZADO Y HE OBTENIDO QUANTILES).</text:span></text:p>
        </text:list-item>
        <text:list-item>
          <text:p text:style-name="P7"><text:span text:style-name="T2">ga sirve para obtener la edad gestacional de los samplesID que tengo en all_genes, es decir, solo de los que aparecen en la tabla HTA20 y HuGene21ST. Es un vector.</text:span></text:p>
        </text:list-item>
        <text:list-item>
          <text:p text:style-name="P8"><text:span text:style-name="T2">Hago la funcion removeBatchEffect. Esta función no sé realmente lo que hace. Borra los errores, los que hacen que varie mas la función. </text:span></text:p>
        </text:list-item>
        <text:list-item>
          <text:p text:style-name="P6"><text:span text:style-name="T2">Y VUELVO A HACER, POR ÚLTTIMA VEZ, LA FUNCIÓN PCA.</text:span></text:p>
        </text:list-item>
      </text:list>
      <text:p text:style-name="P3"><text:span text:style-name="T2"/></text:p>
      <text:p text:style-name="P9"><text:span text:style-name="T2">FUNCION PCA:</text:span></text:p>
      <text:list xml:id="list1020950223" text:style-name="L2">
        <text:list-item>
          <text:p text:style-name="P10"><text:span text:style-name="T2">Estoy guardando graficas de 5 cosas distintas. Por lo que en los 3 pasos anteriores, guardare en cada paso 5 tipos de plots</text:span></text:p>
        </text:list-item>
        <text:list-item>
          <text:p text:style-name="P11"><text:span text:style-name="T2">1. Los guardo por train</text:span></text:p>
        </text:list-item>
        <text:list-item>
          <text:p text:style-name="P11"><text:span text:style-name="T2">2. Por grupo</text:span></text:p>
        </text:list-item>
        <text:list-item>
          <text:p text:style-name="P11"><text:span text:style-name="T2">3. Por GA</text:span></text:p>
        </text:list-item>
        <text:list-item>
          <text:p text:style-name="P11"><text:span text:style-name="T2">4. Sin valores NULL por grupos</text:span></text:p>
        </text:list-item>
        <text:list-item>
          <text:p text:style-name="P11"><text:span text:style-name="T2">5. Sin valores NULL por grupos (esperaba ver lo mismo que en la anterior, pero no y no se realmente porqu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5T08:54:16.142649362</meta:creation-date>
    <dc:date>2019-10-15T09:58:51.502881973</dc:date>
    <meta:editing-duration>PT54M24S</meta:editing-duration>
    <meta:editing-cycles>7</meta:editing-cycles>
    <meta:generator>LibreOffice/6.0.7.3$Linux_X86_64 LibreOffice_project/00m0$Build-3</meta:generator>
    <meta:document-statistic meta:table-count="0" meta:image-count="0" meta:object-count="0" meta:page-count="1" meta:paragraph-count="17" meta:word-count="323" meta:character-count="1764" meta:non-whitespace-character-count="1471"/>
  </office:meta>
</office:document-meta>
</file>